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c45a5" officeooo:paragraph-rsid="001c45a5"/>
    </style:style>
    <style:style style:name="P5" style:family="paragraph" style:parent-style-name="Standard">
      <style:paragraph-properties fo:text-align="center" style:justify-single-word="false"/>
      <style:text-properties officeooo:rsid="001c45a5" officeooo:paragraph-rsid="001c45a5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text-properties officeooo:rsid="001985cb" officeooo:paragraph-rsid="001985cb"/>
    </style:style>
    <style:style style:name="T1" style:family="text">
      <style:text-properties officeooo:rsid="001c4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Tipolog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a tipologia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Miele D.O.P.</text:p>
            <text:p text:style-name="P4">Miele ad identità territoriale</text:p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 autoincrementante</text:p>
          </table:table-cell>
          <table:table-cell table:style-name="Table2.A1" office:value-type="string">
            <text:p text:style-name="P7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29:28.280523938</dc:date>
    <meta:editing-duration>PT11M52S</meta:editing-duration>
    <meta:editing-cycles>3</meta:editing-cycles>
    <meta:document-statistic meta:table-count="2" meta:image-count="0" meta:object-count="0" meta:page-count="1" meta:paragraph-count="37" meta:word-count="57" meta:character-count="413" meta:non-whitespace-character-count="393"/>
  </office:meta>
</office:document-meta>
</file>